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6da9" officeooo:paragraph-rsid="00086da9"/>
    </style:style>
    <style:style style:name="P2" style:family="paragraph" style:parent-style-name="Standard">
      <style:text-properties officeooo:rsid="000950bc" officeooo:paragraph-rsid="000950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3</text:p>
      <text:p text:style-name="P1">Today started off fairly enough. <text:s/>Lecture was much shorter today than it was the previous two days. <text:s/>We discussed recursion in a way that made it seem like it would be a graspable concept. <text:s/>Being a math major, it was explained to me as a inductive proof, which did make sense, however when implemented was not as simple.</text:p>
      <text:p text:style-name="P1"/>
      <text:p text:style-name="P2">My partner, David, and I spent a large portion of the day chugging along through the recursion examples. <text:s/>We made it down the list of exercises at a decent pace until we hit the merge_sort method. <text:s/>We had mistaken subsets as a helper method for the merge_sort exercise until Jeff explained to us that they were two different methods. <text:s/>Because we mistook the subsets method as a helper method, we initially solved it iteratively. <text:s/>This ended up being a huge time set back, considering the time we spent on trying to implement it into the merge_sort method. <text:s/>I think one of the major issues for us was getting a solid base case in each example, and then going one step further. <text:s/>I believe that more practice will be a definite to master recursive solutions to realistic probl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9:12:58.372742988</meta:creation-date>
    <dc:date>2015-08-26T19:28:50.103445565</dc:date>
    <meta:editing-duration>PT9M5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197" meta:character-count="1102" meta:non-whitespace-character-count="899"/>
  </office:meta>
</office:document-meta>
</file>